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8480" calcext:value-type="float">
            <text:p>18480</text:p>
          </table:table-cell>
          <table:table-cell table:formula="of:=[.B1]-[.$B$5]" office:value-type="float" office:value="-1235" calcext:value-type="float">
            <text:p>-1235</text:p>
          </table:table-cell>
          <table:table-cell table:formula="of:=[.C1]/[.A1]" office:value-type="float" office:value="617.5" calcext:value-type="float">
            <text:p>617.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18720" calcext:value-type="float">
            <text:p>18720</text:p>
          </table:table-cell>
          <table:table-cell table:formula="of:=[.B2]-[.$B$5]" office:value-type="float" office:value="-995" calcext:value-type="float">
            <text:p>-995</text:p>
          </table:table-cell>
          <table:table-cell table:formula="of:=[.C2]/[.A2]" office:value-type="float" office:value="663.333333333333" calcext:value-type="float">
            <text:p>663.333333333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9085" calcext:value-type="float">
            <text:p>19085</text:p>
          </table:table-cell>
          <table:table-cell table:formula="of:=[.B3]-[.$B$5]" office:value-type="float" office:value="-630" calcext:value-type="float">
            <text:p>-630</text:p>
          </table:table-cell>
          <table:table-cell table:formula="of:=[.C3]/[.A3]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9385" calcext:value-type="float">
            <text:p>19385</text:p>
          </table:table-cell>
          <table:table-cell table:formula="of:=[.B4]-[.$B$5]" office:value-type="float" office:value="-330" calcext:value-type="float">
            <text:p>-330</text:p>
          </table:table-cell>
          <table:table-cell table:formula="of:=[.C4]/[.A4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15" calcext:value-type="float">
            <text:p>19715</text:p>
          </table:table-cell>
          <table:table-cell table:formula="of:=([.B3]+[.B7])/2" office:value-type="float" office:value="19722.5" calcext:value-type="float">
            <text:p>19722.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045" calcext:value-type="float">
            <text:p>20045</text:p>
          </table:table-cell>
          <table:table-cell table:formula="of:=[.B6]-[.$B$5]" office:value-type="float" office:value="330" calcext:value-type="float">
            <text:p>330</text:p>
          </table:table-cell>
          <table:table-cell table:formula="of:=[.C6]/[.A6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60" calcext:value-type="float">
            <text:p>20360</text:p>
          </table:table-cell>
          <table:table-cell table:formula="of:=[.B7]-[.$B$5]" office:value-type="float" office:value="645" calcext:value-type="float">
            <text:p>645</text:p>
          </table:table-cell>
          <table:table-cell table:formula="of:=[.C7]/[.A7]"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0740" calcext:value-type="float">
            <text:p>20740</text:p>
          </table:table-cell>
          <table:table-cell table:formula="of:=[.B8]-[.$B$5]" office:value-type="float" office:value="1025" calcext:value-type="float">
            <text:p>1025</text:p>
          </table:table-cell>
          <table:table-cell table:formula="of:=[.C8]/[.A8]" office:value-type="float" office:value="683.333333333333" calcext:value-type="float">
            <text:p>683.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50" calcext:value-type="float">
            <text:p>20950</text:p>
          </table:table-cell>
          <table:table-cell table:formula="of:=[.B9]-[.$B$5]" office:value-type="float" office:value="1235" calcext:value-type="float">
            <text:p>1235</text:p>
          </table:table-cell>
          <table:table-cell table:formula="of:=[.C9]/[.A9]" office:value-type="float" office:value="617.5" calcext:value-type="float">
            <text:p>61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10T14:53:26.665518714</meta:creation-date>
    <meta:generator>LibreOffice/4.3.6.2$Linux_X86_64 LibreOffice_project/430$Build-2</meta:generator>
    <dc:date>2015-03-10T17:18:03.705564790</dc:date>
    <dc:creator>Felix Kurtz</dc:creator>
    <meta:editing-duration>PT1H49M17S</meta:editing-duration>
    <meta:editing-cycles>14</meta:editing-cycles>
    <meta:document-statistic meta:table-count="1" meta:cell-count="35" meta:object-count="0"/>
  </office:meta>
</office:document-meta>
</file>